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0000000FE4498EB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497cm" svg:height="8.96cm" svg:x="2.046cm" svg:y="9.489cm">
          <draw:image xlink:href="Pictures/10000000000001F0000000FE4498EB11.jpg" xlink:type="simple" xlink:show="embed" xlink:actuate="onLoad">
            <text:p/>
          </draw:image>
        </draw:frame>
        <draw:frame draw:style-name="gr2" draw:layer="layout" svg:width="1.84cm" svg:height="0.962cm" draw:transform="rotate (1.57393791944819) translate (1.763cm 14.496cm)">
          <draw:text-box>
            <text:p>ln(P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0-25T14:48:09</dc:date>
    <dc:creator>Jussi Eloranta</dc:creator>
    <meta:document-statistic meta:object-count="2"/>
    <meta:generator>OpenOffice.org/3.2$Linux OpenOffice.org_project/320m12$Build-9483</meta:generator>
  </office:meta>
</office:document-meta>
</file>